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4pt" officeooo:rsid="00064414" officeooo:paragraph-rsid="00064414" style:font-size-asian="12.25pt" style:font-size-complex="14pt"/>
    </style:style>
    <style:style style:name="P2" style:family="paragraph" style:parent-style-name="Standard">
      <style:text-properties style:font-name="Courier" fo:font-size="14pt" officeooo:rsid="0006960e" officeooo:paragraph-rsid="0006960e" style:font-size-asian="12.25pt" style:font-size-complex="14pt"/>
    </style:style>
    <style:style style:name="P3" style:family="paragraph" style:parent-style-name="Standard">
      <style:text-properties style:font-name="Courier" fo:font-size="14pt" officeooo:rsid="000801c3" officeooo:paragraph-rsid="000801c3" style:font-size-asian="12.25pt" style:font-size-complex="14pt"/>
    </style:style>
    <style:style style:name="P4" style:family="paragraph" style:parent-style-name="Standard">
      <style:text-properties style:font-name="Courier" fo:font-size="14pt" officeooo:rsid="000801c3" officeooo:paragraph-rsid="00092e75" style:font-size-asian="12.25pt" style:font-size-complex="14pt"/>
    </style:style>
    <style:style style:name="P5" style:family="paragraph" style:parent-style-name="Standard">
      <style:text-properties style:font-name="Courier" fo:font-size="14pt" officeooo:rsid="00099747" officeooo:paragraph-rsid="00099747" style:font-size-asian="12.25pt" style:font-size-complex="14pt"/>
    </style:style>
    <style:style style:name="P6" style:family="paragraph" style:parent-style-name="Standard">
      <style:text-properties style:font-name="Courier" fo:font-size="14pt" officeooo:rsid="000a6720" officeooo:paragraph-rsid="000a6720" style:font-size-asian="12.25pt" style:font-size-complex="14pt"/>
    </style:style>
    <style:style style:name="P7" style:family="paragraph" style:parent-style-name="Standard">
      <style:text-properties style:font-name="Courier" fo:font-size="14pt" fo:font-weight="normal" officeooo:rsid="00092e75" officeooo:paragraph-rsid="00092e75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Courier" fo:font-size="14pt" fo:font-weight="normal" officeooo:rsid="00092e75" officeooo:paragraph-rsid="000a6720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Courier" fo:font-size="14pt" fo:font-weight="normal" officeooo:rsid="000a6720" officeooo:paragraph-rsid="000a6720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Courier" fo:font-size="14pt" fo:font-weight="normal" officeooo:rsid="000c09d0" officeooo:paragraph-rsid="000cc557" fo:background-color="#ffff00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Courier" fo:font-size="14pt" fo:font-weight="normal" officeooo:rsid="000a6720" officeooo:paragraph-rsid="000e8df5" fo:background-color="transparent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Courier" fo:font-size="14pt" fo:font-weight="normal" officeooo:rsid="000f4a90" officeooo:paragraph-rsid="000f4a90" fo:background-color="transparent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Courier" fo:font-size="14pt" fo:font-weight="normal" officeooo:rsid="0012420b" officeooo:paragraph-rsid="0012420b" fo:background-color="transparent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Courier" fo:font-size="14pt" fo:font-weight="normal" officeooo:rsid="0012dfaf" officeooo:paragraph-rsid="0012dfaf" fo:background-color="transparent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font-name="Courier" fo:font-size="14pt" fo:font-weight="normal" officeooo:rsid="00133b37" officeooo:paragraph-rsid="00133b37" fo:background-color="transparent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Courier" fo:font-size="14pt" fo:font-weight="normal" officeooo:rsid="00152888" officeooo:paragraph-rsid="00152888" fo:background-color="transparent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Courier" fo:font-size="14pt" fo:font-weight="normal" officeooo:rsid="0015e5c2" officeooo:paragraph-rsid="0015e5c2" fo:background-color="transparent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Courier" fo:font-size="14pt" fo:font-weight="normal" officeooo:rsid="001610b5" officeooo:paragraph-rsid="001610b5" fo:background-color="transparent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Courier" fo:font-size="14pt" fo:font-weight="normal" officeooo:rsid="0017261b" officeooo:paragraph-rsid="0017261b" fo:background-color="transparent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Courier" fo:font-size="14pt" fo:font-weight="normal" officeooo:rsid="00188453" officeooo:paragraph-rsid="00188453" fo:background-color="transparent" style:font-size-asian="12.25pt" style:font-weight-asian="normal" style:font-size-complex="14pt" style:font-weight-complex="normal"/>
    </style:style>
    <style:style style:name="P21" style:family="paragraph" style:parent-style-name="Standard">
      <style:text-properties style:font-name="Courier" fo:font-size="14pt" fo:font-weight="normal" officeooo:rsid="001a4a6d" officeooo:paragraph-rsid="001a4a6d" fo:background-color="transparent" style:font-size-asian="12.25pt" style:font-weight-asian="normal" style:font-size-complex="14pt" style:font-weight-complex="normal"/>
    </style:style>
    <style:style style:name="P22" style:family="paragraph" style:parent-style-name="Standard">
      <style:text-properties style:font-name="Courier" fo:font-size="14pt" fo:font-weight="normal" officeooo:rsid="001c50bb" officeooo:paragraph-rsid="001c50bb" fo:background-color="transparent" style:font-size-asian="12.25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2e75" style:font-weight-asian="bold" style:font-weight-complex="bold"/>
    </style:style>
    <style:style style:name="T4" style:family="text">
      <style:text-properties fo:font-weight="bold" officeooo:rsid="000b244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b244f"/>
    </style:style>
    <style:style style:name="T7" style:family="text">
      <style:text-properties officeooo:rsid="000cc557"/>
    </style:style>
    <style:style style:name="T8" style:family="text">
      <style:text-properties officeooo:rsid="000e8df5"/>
    </style:style>
    <style:style style:name="T9" style:family="text">
      <style:text-properties officeooo:rsid="001066ad"/>
    </style:style>
    <style:style style:name="T10" style:family="text">
      <style:text-properties officeooo:rsid="00129d20"/>
    </style:style>
    <style:style style:name="T11" style:family="text">
      <style:text-properties officeooo:rsid="001610b5"/>
    </style:style>
    <style:style style:name="T12" style:family="text">
      <style:text-properties officeooo:rsid="0017261b"/>
    </style:style>
    <style:style style:name="T13" style:family="text">
      <style:text-properties officeooo:rsid="00185086"/>
    </style:style>
    <style:style style:name="T14" style:family="text">
      <style:text-properties officeooo:rsid="0018fa92"/>
    </style:style>
    <style:style style:name="T15" style:family="text">
      <style:text-properties officeooo:rsid="001b6e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naclo.cs.cmu.edu/pdf-split/N2013-O.pdf">http://naclo.cs.cmu.edu/pdf-split/N2013-O.pdf</text:a> – some problems on linguistic logic</text:p>
      <text:p text:style-name="P1"/>
      <text:p text:style-name="P2">The World Atlas of Language Structures: <text:a xlink:type="simple" xlink:href="http://wals.info/">http://wals.info/</text:a></text:p>
      <text:p text:style-name="P2"/>
      <text:p text:style-name="P3">Endangered languages – <text:span text:style-name="T1">WTF, if I want one language</text:span>???</text:p>
      <text:p text:style-name="P3"/>
      <text:p text:style-name="P7">Language acquisition = L1 &amp; L2 = native speakers, and, say, fluent foreign speakers.</text:p>
      <text:p text:style-name="P4"/>
      <text:p text:style-name="P5"><text:span text:style-name="T3">P</text:span><text:span text:style-name="T2">sycholinguistic</text:span><text:span text:style-name="T5"> – it seems interesting for me.</text:span></text:p>
      <text:p text:style-name="P8"/>
      <text:p text:style-name="P9">Passed Quiz # 1, it was quite introductory. Now watching lecture on <text:span text:style-name="T9">morphological similarity - </text:span>stemming. <text:span text:style-name="T6">Reading Porter algorithm paper. Cranfield collection is mentioned, with some strange words about aviation. I suppose it's text </text:span><text:span text:style-name="T4">corpus</text:span><text:span text:style-name="T6">. :) </text:span></text:p>
      <text:p text:style-name="P6"/>
      <text:p text:style-name="P10">A consonant in a word is a letter other than A, E, I, O or U, and other than Y preceded by a consonant. <text:span text:style-name="T7">If a letter is not a consonant it is a vowel.</text:span></text:p>
      <text:p text:style-name="P10"/>
      <text:p text:style-name="P11"><text:span text:style-name="T8">Spelling similarity ~ edit distance ~ insertion/deletion/substitution ~ Levenshtein Method.</text:span></text:p>
      <text:p text:style-name="P11"/>
      <text:p text:style-name="P12">Genetic sequence: only letters A,G,C,T appear.</text:p>
      <text:p text:style-name="P13">Errors due to OCR recognition and QWERTY typing. :<text:span text:style-name="T10">)</text:span></text:p>
      <text:p text:style-name="P13"/>
      <text:p text:style-name="P14">Before nlp-system will analyze text, it should be preprocessed. Preprocessing includes:</text:p>
      <text:p text:style-name="P15">1. removing non-text (e.g. ads, javascript): this is useful for my idea of book system;</text:p>
      <text:p text:style-name="P16">2. dealing with text encoding (e.g. Unicode): so, the system has to have support-vocabulary with words with different encodings?</text:p>
      <text:p text:style-name="P17">3. sentence segmentation</text:p>
      <text:p text:style-name="P17">4. normalization: as I understood from example, it's <text:span text:style-name="T11">replacing words with their most common forms.</text:span></text:p>
      <text:p text:style-name="P18">5. stemming: now I know Porter's algorithm!</text:p>
      <text:p text:style-name="P18">6. <text:span text:style-name="T12">morphological analysis: maybe sex/count etc</text:span></text:p>
      <text:p text:style-name="P19">7. <text:span text:style-name="T13">capitalization: led/LED</text:span></text:p>
      <text:p text:style-name="P20">8. <text:span text:style-name="T14">named entity extraction USA/usa</text:span></text:p>
      <text:p text:style-name="P20"/>
      <text:p text:style-name="P21"><text:soft-page-break/>ad hoc - should not be splitted, <text:span text:style-name="T15">this is word-phrase;</text:span></text:p>
      <text:p text:style-name="P21"/>
      <text:p text:style-name="P22">Decision trees?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5:44:23.349470188</meta:creation-date>
    <dc:date>2015-10-18T12:18:11.202864249</dc:date>
    <meta:editing-duration>PT2H10M15S</meta:editing-duration>
    <meta:editing-cycles>31</meta:editing-cycles>
    <meta:generator>LibreOffice/4.2.8.2$Linux_X86_64 LibreOffice_project/420m0$Build-2</meta:generator>
    <meta:document-statistic meta:table-count="0" meta:image-count="0" meta:object-count="0" meta:page-count="2" meta:paragraph-count="21" meta:word-count="233" meta:character-count="1543" meta:non-whitespace-character-count="1327"/>
  </office:meta>
</office:document-meta>
</file>